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InheritableThreadLocal.NamedInheritableThreadLoc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InheritableThreadLoc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